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color="#000000" loext:opacity="100%" style:font-name="Geneva" fo:font-size="12pt" officeooo:rsid="0013c324" officeooo:paragraph-rsid="0013c324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Geneva" fo:font-size="12pt" officeooo:rsid="0013c324" officeooo:paragraph-rsid="0013c324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Geneva" fo:font-size="12pt" officeooo:rsid="0013c324" officeooo:paragraph-rsid="0013c324" style:font-name-asian="Geneva" style:font-size-asian="12pt" style:font-name-complex="Geneva" style:font-size-complex="12pt"/>
    </style:style>
    <style:style style:name="T1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 </text:p>
      <text:p text:style-name="P3"/>
      <text:p text:style-name="P4">logiciel en C basé sur la gestion d’une base de données d’un IUT.</text:p>
      <text:p text:style-name="P4"/>
      <text:p text:style-name="P4">Il faudra donc avoir :</text:p>
      <text:p text:style-name="P4">- Afficher le contenu de la BD</text:p>
      <text:p text:style-name="P4">- Ajouter un élève ou un employé</text:p>
      <text:p text:style-name="P4">- Supprimer un élève ou un employé</text:p>
      <text:p text:style-name="P4">- Modifier des données par rapport à un élève ou un employé</text:p>
      <text:p text:style-name="P4">- Afficher les données de tel ou tel département</text:p>
      <text:p text:style-name="P4">- Afficher les élèves ou les employés</text:p>
      <text:p text:style-name="P4"/>
      <text:p text:style-name="P4">La BD sera un fichier .csv et la structure des données sera sous le format suivant :</text:p>
      <text:p text:style-name="P3">id ; MDP ; nom ; prénom ; age ; rôle ; départemen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1-11T12:38:34.623000000</dc:date>
    <meta:editing-duration>PT31M53S</meta:editing-duration>
    <meta:editing-cycles>1</meta:editing-cycles>
    <meta:document-statistic meta:table-count="0" meta:image-count="0" meta:object-count="0" meta:page-count="1" meta:paragraph-count="11" meta:word-count="100" meta:character-count="481" meta:non-whitespace-character-count="391"/>
  </office:meta>
</office:document-meta>
</file>